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0000002542F2A3780A9DCED91.png" manifest:media-type="image/png"/>
  <manifest:file-entry manifest:full-path="Pictures/10000000000004AA00000260A4D33B87B30A0EB9.png" manifest:media-type="image/png"/>
  <manifest:file-entry manifest:full-path="Pictures/10000000000004AB0000025FC6AF7465398992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1.773cm" svg:width="17cm" svg:height="7.592cm" draw:z-index="2"><draw:image xlink:href="Pictures/10000000000004A0000002542F2A3780A9DCED91.png" xlink:type="simple" xlink:show="embed" xlink:actuate="onLoad"/></draw:frame></text:p>
      <text:p text:style-name="P1"><draw:frame draw:style-name="fr1" draw:name="Figura2" text:anchor-type="paragraph" svg:x="0cm" svg:y="1.693cm" svg:width="17cm" svg:height="7.557cm" draw:z-index="0"><draw:image xlink:href="Pictures/10000000000004AA00000260A4D33B87B30A0EB9.png" xlink:type="simple" xlink:show="embed" xlink:actuate="onLoad"/></draw:frame><draw:frame draw:style-name="fr1" draw:name="Figura3" text:anchor-type="paragraph" svg:x="0.026cm" svg:y="10.031cm" svg:width="17cm" svg:height="7.172cm" draw:z-index="1"><draw:image xlink:href="Pictures/10000000000004AB0000025FC6AF7465398992F3.png" xlink:type="simple" xlink:show="embed" xlink:actuate="onLoad"/></draw:frame>TEST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2T15:38:24.353000000</dc:date>
    <meta:editing-duration>PT3M12S</meta:editing-duration>
    <meta:editing-cycles>1</meta:editing-cycles>
    <meta:document-statistic meta:table-count="0" meta:image-count="3" meta:object-count="0" meta:page-count="1" meta:paragraph-count="1" meta:word-count="2" meta:character-count="7" meta:non-whitespace-character-count="6"/>
    <meta:generator>LibreOffice/5.3.1.2$Windows_X86_64 LibreOffice_project/e80a0e0fd1875e1696614d24c32df0f95f03deb2</meta:generator>
  </office:meta>
</office:document-meta>
</file>